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Obesity</text:p>
          </table:table-cell>
          <table:table-cell office:value-type="string" calcext:value-type="string">
            <text:p>Overweight</text:p>
          </table:table-cell>
          <table:table-cell office:value-type="string" calcext:value-type="string">
            <text:p>PNI45</text:p>
          </table:table-cell>
          <table:table-cell office:value-type="string" calcext:value-type="string">
            <text:p>PNI40</text:p>
          </table:table-cell>
          <table:table-cell office:value-type="string" calcext:value-type="string">
            <text:p>progression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FS</text:p>
          </table:table-cell>
          <table:table-cell office:value-type="string" calcext:value-type="string">
            <text:p>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43" calcext:value-type="float">
            <text:p>6.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.54" calcext:value-type="float">
            <text:p>10.54</text:p>
          </table:table-cell>
          <table:table-cell office:value-type="float" office:value="64.79" calcext:value-type="float">
            <text:p>64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3.89" calcext:value-type="float">
            <text:p>13.89</text:p>
          </table:table-cell>
          <table:table-cell office:value-type="float" office:value="49.93" calcext:value-type="float">
            <text:p>49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4.57" calcext:value-type="float">
            <text:p>44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1.57" calcext:value-type="float">
            <text:p>51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.07" calcext:value-type="float">
            <text:p>10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.11" calcext:value-type="float">
            <text:p>6.1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.11" calcext:value-type="float">
            <text:p>26.1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.36" calcext:value-type="float">
            <text:p>19.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.86" calcext:value-type="float">
            <text:p>37.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86" calcext:value-type="float">
            <text:p>36.86</text:p>
          </table:table-cell>
          <table:table-cell office:value-type="float" office:value="50.64" calcext:value-type="float">
            <text:p>50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32" calcext:value-type="float">
            <text:p>44.32</text:p>
          </table:table-cell>
          <table:table-cell office:value-type="float" office:value="82.64" calcext:value-type="float">
            <text:p>82.6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.32" calcext:value-type="float">
            <text:p>12.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4.93" calcext:value-type="float">
            <text:p>34.9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4" calcext:value-type="float">
            <text:p>24.54</text:p>
          </table:table-cell>
          <table:table-cell office:value-type="float" office:value="60.14" calcext:value-type="float">
            <text:p>60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93" calcext:value-type="float">
            <text:p>12.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.21" calcext:value-type="float">
            <text:p>34.2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27.68" calcext:value-type="float">
            <text:p>27.68</text:p>
          </table:table-cell>
          <table:table-cell office:value-type="float" office:value="51.5" calcext:value-type="float">
            <text:p>51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7" calcext:value-type="float">
            <text:p>10.57</text:p>
          </table:table-cell>
          <table:table-cell office:value-type="float" office:value="22.25" calcext:value-type="float">
            <text:p>22.2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4" calcext:value-type="float">
            <text:p>21.54</text:p>
          </table:table-cell>
          <table:table-cell office:value-type="float" office:value="44.93" calcext:value-type="float">
            <text:p>44.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.46" calcext:value-type="float">
            <text:p>12.46</text:p>
          </table:table-cell>
          <table:table-cell office:value-type="float" office:value="19.57" calcext:value-type="float">
            <text:p>19.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.36" calcext:value-type="float">
            <text:p>10.36</text:p>
          </table:table-cell>
          <table:table-cell office:value-type="float" office:value="15.89" calcext:value-type="float">
            <text:p>15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7" calcext:value-type="float">
            <text:p>23.57</text:p>
          </table:table-cell>
          <table:table-cell office:value-type="float" office:value="83.54" calcext:value-type="float">
            <text:p>83.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75" calcext:value-type="float">
            <text:p>14.7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5.68" calcext:value-type="float">
            <text:p>55.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.46" calcext:value-type="float">
            <text:p>103.46</text:p>
          </table:table-cell>
          <table:table-cell office:value-type="float" office:value="123.93" calcext:value-type="float">
            <text:p>123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3.61" calcext:value-type="float">
            <text:p>23.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.86" calcext:value-type="float">
            <text:p>17.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93" calcext:value-type="float">
            <text:p>25.93</text:p>
          </table:table-cell>
          <table:table-cell office:value-type="float" office:value="79.36" calcext:value-type="float">
            <text:p>79.3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2.46" calcext:value-type="float">
            <text:p>32.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6" calcext:value-type="float">
            <text:p>14.96</text:p>
          </table:table-cell>
          <table:table-cell office:value-type="float" office:value="41.54" calcext:value-type="float">
            <text:p>41.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9.57" calcext:value-type="float">
            <text:p>9.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8.46" calcext:value-type="float">
            <text:p>8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.07" calcext:value-type="float">
            <text:p>115.0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89" calcext:value-type="float">
            <text:p>21.89</text:p>
          </table:table-cell>
          <table:table-cell office:value-type="float" office:value="42.57" calcext:value-type="float">
            <text:p>42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.43" calcext:value-type="float">
            <text:p>7.43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7.39" calcext:value-type="float">
            <text:p>37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.71" calcext:value-type="float">
            <text:p>7.71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1.32" calcext:value-type="float">
            <text:p>11.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25" calcext:value-type="float">
            <text:p>17.25</text:p>
          </table:table-cell>
          <table:table-cell office:value-type="float" office:value="74.86" calcext:value-type="float">
            <text:p>74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float" office:value="23.32" calcext:value-type="float">
            <text:p>23.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21" calcext:value-type="float">
            <text:p>18.21</text:p>
          </table:table-cell>
          <table:table-cell office:value-type="float" office:value="43.82" calcext:value-type="float">
            <text:p>43.8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12.46" calcext:value-type="float">
            <text:p>12.46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64" calcext:value-type="float">
            <text:p>17.64</text:p>
          </table:table-cell>
          <table:table-cell office:value-type="float" office:value="74.07" calcext:value-type="float">
            <text:p>74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3.64" calcext:value-type="float">
            <text:p>53.6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2.68" calcext:value-type="float">
            <text:p>12.68</text:p>
          </table:table-cell>
          <table:table-cell office:value-type="float" office:value="31.36" calcext:value-type="float">
            <text:p>31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1.96" calcext:value-type="float">
            <text:p>51.9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.61" calcext:value-type="float">
            <text:p>50.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.89" calcext:value-type="float">
            <text:p>10.89</text:p>
          </table:table-cell>
          <table:table-cell office:value-type="float" office:value="12.64" calcext:value-type="float">
            <text:p>12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.96" calcext:value-type="float">
            <text:p>48.96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8.39" calcext:value-type="float">
            <text:p>18.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3.36" calcext:value-type="float">
            <text:p>33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4.07" calcext:value-type="float">
            <text:p>34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21" calcext:value-type="float">
            <text:p>6.21</text:p>
          </table:table-cell>
          <table:table-cell office:value-type="float" office:value="19.04" calcext:value-type="float">
            <text:p>19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.61" calcext:value-type="float">
            <text:p>15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18" calcext:value-type="float">
            <text:p>2.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75" calcext:value-type="float">
            <text:p>12.75</text:p>
          </table:table-cell>
          <table:table-cell office:value-type="float" office:value="36.96" calcext:value-type="float">
            <text:p>36.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11" calcext:value-type="float">
            <text:p>2.1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.68" calcext:value-type="float">
            <text:p>21.68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3.86" calcext:value-type="float">
            <text:p>3.86</text:p>
          </table:table-cell>
          <table:table-cell office:value-type="float" office:value="31.18" calcext:value-type="float">
            <text:p>31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.75" calcext:value-type="float">
            <text:p>9.75</text:p>
          </table:table-cell>
          <table:table-cell office:value-type="float" office:value="12.86" calcext:value-type="float">
            <text:p>12.8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.86" calcext:value-type="float">
            <text:p>17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54" calcext:value-type="float">
            <text:p>2.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.04" calcext:value-type="float">
            <text:p>7.04</text:p>
          </table:table-cell>
          <table:table-cell office:value-type="float" office:value="16.75" calcext:value-type="float">
            <text:p>1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.89" calcext:value-type="float">
            <text:p>25.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.71" calcext:value-type="float">
            <text:p>162.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.82" calcext:value-type="float">
            <text:p>36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.07" calcext:value-type="float">
            <text:p>14.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89" calcext:value-type="float">
            <text:p>27.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54.61" calcext:value-type="float">
            <text:p>54.6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18" calcext:value-type="float">
            <text:p>10.18</text:p>
          </table:table-cell>
          <table:table-cell office:value-type="float" office:value="13.61" calcext:value-type="float">
            <text:p>13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14" calcext:value-type="float">
            <text:p>85.14</text:p>
          </table:table-cell>
          <table:table-cell office:value-type="float" office:value="114.46" calcext:value-type="float">
            <text:p>114.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.57" calcext:value-type="float">
            <text:p>16.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.43" calcext:value-type="float">
            <text:p>10.43</text:p>
          </table:table-cell>
          <table:table-cell office:value-type="float" office:value="19.82" calcext:value-type="float">
            <text:p>19.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6.18" calcext:value-type="float">
            <text:p>26.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3.96" calcext:value-type="float">
            <text:p>43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6.21" calcext:value-type="float">
            <text:p>26.2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.18" calcext:value-type="float">
            <text:p>31.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.93" calcext:value-type="float">
            <text:p>22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.57" calcext:value-type="float">
            <text:p>50.5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3.61" calcext:value-type="float">
            <text:p>23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6.71" calcext:value-type="float">
            <text:p>116.71</text:p>
          </table:table-cell>
          <table:table-cell office:value-type="float" office:value="130.82" calcext:value-type="float">
            <text:p>130.8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.86" calcext:value-type="float">
            <text:p>14.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.11" calcext:value-type="float">
            <text:p>10.11</text:p>
          </table:table-cell>
          <table:table-cell office:value-type="float" office:value="28.39" calcext:value-type="float">
            <text:p>28.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79" calcext:value-type="float">
            <text:p>7.79</text:p>
          </table:table-cell>
          <table:table-cell office:value-type="float" office:value="19.89" calcext:value-type="float">
            <text:p>19.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36" calcext:value-type="float">
            <text:p>15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79" calcext:value-type="float">
            <text:p>7.79</text:p>
          </table:table-cell>
          <table:table-cell office:value-type="float" office:value="17.11" calcext:value-type="float">
            <text:p>17.1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90.54" calcext:value-type="float">
            <text:p>790.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93" calcext:value-type="float">
            <text:p>60.93</text:p>
          </table:table-cell>
          <table:table-cell office:value-type="float" office:value="60.96" calcext:value-type="float">
            <text:p>60.9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4.46" calcext:value-type="float">
            <text:p>54.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61" calcext:value-type="float">
            <text:p>34.61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9.07" calcext:value-type="float">
            <text:p>39.0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.71" calcext:value-type="float">
            <text:p>17.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0.86" calcext:value-type="float">
            <text:p>60.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office:value-type="float" office:value="17.18" calcext:value-type="float">
            <text:p>17.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43" calcext:value-type="float">
            <text:p>7.43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.93" calcext:value-type="float">
            <text:p>5.9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.75" calcext:value-type="float">
            <text:p>36.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13.93" calcext:value-type="float">
            <text:p>13.9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.93" calcext:value-type="float">
            <text:p>8.93</text:p>
          </table:table-cell>
          <table:table-cell office:value-type="float" office:value="17.57" calcext:value-type="float">
            <text:p>17.5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.5" calcext:value-type="float">
            <text:p>25.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.61" calcext:value-type="float">
            <text:p>17.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.82" calcext:value-type="float">
            <text:p>5.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3.89" calcext:value-type="float">
            <text:p>53.89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96" calcext:value-type="float">
            <text:p>18.96</text:p>
          </table:table-cell>
          <table:table-cell office:value-type="float" office:value="43.93" calcext:value-type="float">
            <text:p>43.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7.36" calcext:value-type="float">
            <text:p>17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86" calcext:value-type="float">
            <text:p>8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29" calcext:value-type="float">
            <text:p>23.29</text:p>
          </table:table-cell>
          <table:table-cell office:value-type="float" office:value="43.64" calcext:value-type="float">
            <text:p>43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46" calcext:value-type="float">
            <text:p>34.4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29" calcext:value-type="float">
            <text:p>12.29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1.93" calcext:value-type="float">
            <text:p>31.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.21" calcext:value-type="float">
            <text:p>9.21</text:p>
          </table:table-cell>
          <table:table-cell office:value-type="float" office:value="54.57" calcext:value-type="float">
            <text:p>54.5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71" calcext:value-type="float">
            <text:p>1.71</text:p>
          </table:table-cell>
          <table:table-cell office:value-type="float" office:value="12.14" calcext:value-type="float">
            <text:p>12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.21" calcext:value-type="float">
            <text:p>27.21</text:p>
          </table:table-cell>
          <table:table-cell office:value-type="float" office:value="37.14" calcext:value-type="float">
            <text:p>37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.39" calcext:value-type="float">
            <text:p>71.39</text:p>
          </table:table-cell>
          <table:table-cell office:value-type="float" office:value="105.96" calcext:value-type="float">
            <text:p>105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18.36" calcext:value-type="float">
            <text:p>18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.71" calcext:value-type="float">
            <text:p>7.71</text:p>
          </table:table-cell>
          <table:table-cell office:value-type="float" office:value="14.96" calcext:value-type="float">
            <text:p>14.9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.64" calcext:value-type="float">
            <text:p>27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1.61" calcext:value-type="float">
            <text:p>41.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4" calcext:value-type="float">
            <text:p>6.54</text:p>
          </table:table-cell>
          <table:table-cell office:value-type="float" office:value="15.82" calcext:value-type="float">
            <text:p>15.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6.43" calcext:value-type="float">
            <text:p>46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.07" calcext:value-type="float">
            <text:p>7.07</text:p>
          </table:table-cell>
          <table:table-cell office:value-type="float" office:value="41.25" calcext:value-type="float">
            <text:p>41.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93" calcext:value-type="float">
            <text:p>50.93</text:p>
          </table:table-cell>
          <table:table-cell office:value-type="float" office:value="73.36" calcext:value-type="float">
            <text:p>73.36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18.96" calcext:value-type="float">
            <text:p>18.96</text:p>
          </table:table-cell>
          <table:table-cell office:value-type="float" office:value="46.82" calcext:value-type="float">
            <text:p>46.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14" calcext:value-type="float">
            <text:p>11.14</text:p>
          </table:table-cell>
          <table:table-cell office:value-type="float" office:value="17.61" calcext:value-type="float">
            <text:p>17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5.32" calcext:value-type="float">
            <text:p>45.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.14" calcext:value-type="float">
            <text:p>14.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2.93" calcext:value-type="float">
            <text:p>72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6.11" calcext:value-type="float">
            <text:p>16.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6.79" calcext:value-type="float">
            <text:p>56.79</text:p>
          </table:table-cell>
          <table:table-cell office:value-type="float" office:value="58.86" calcext:value-type="float">
            <text:p>58.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46" calcext:value-type="float">
            <text:p>20.46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29.14" calcext:value-type="float">
            <text:p>29.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.61" calcext:value-type="float">
            <text:p>15.61</text:p>
          </table:table-cell>
          <table:table-cell office:value-type="float" office:value="44.93" calcext:value-type="float">
            <text:p>44.9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04" calcext:value-type="float">
            <text:p>7.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.21" calcext:value-type="float">
            <text:p>3.21</text:p>
          </table:table-cell>
          <table:table-cell office:value-type="float" office:value="25.07" calcext:value-type="float">
            <text:p>25.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39" calcext:value-type="float">
            <text:p>5.39</text:p>
          </table:table-cell>
          <table:table-cell office:value-type="float" office:value="33.61" calcext:value-type="float">
            <text:p>33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4.61" calcext:value-type="float">
            <text:p>44.61</text:p>
          </table:table-cell>
          <table:table-cell office:value-type="float" office:value="80.07" calcext:value-type="float">
            <text:p>80.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.21" calcext:value-type="float">
            <text:p>22.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.36" calcext:value-type="float">
            <text:p>49.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.21" calcext:value-type="float">
            <text:p>8.2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62.21" calcext:value-type="float">
            <text:p>62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.07" calcext:value-type="float">
            <text:p>5.0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6.96" calcext:value-type="float">
            <text:p>56.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71" calcext:value-type="float">
            <text:p>34.71</text:p>
          </table:table-cell>
          <table:table-cell office:value-type="float" office:value="79.21" calcext:value-type="float">
            <text:p>79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.18" calcext:value-type="float">
            <text:p>29.18</text:p>
          </table:table-cell>
          <table:table-cell office:value-type="float" office:value="61.11" calcext:value-type="float">
            <text:p>61.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.57" calcext:value-type="float">
            <text:p>23.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.68" calcext:value-type="float">
            <text:p>47.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.46" calcext:value-type="float">
            <text:p>54.4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07" calcext:value-type="float">
            <text:p>3.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46" calcext:value-type="float">
            <text:p>5.46</text:p>
          </table:table-cell>
          <table:table-cell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.36" calcext:value-type="float">
            <text:p>10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.96" calcext:value-type="float">
            <text:p>11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1.46" calcext:value-type="float">
            <text:p>51.4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.71" calcext:value-type="float">
            <text:p>17.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39" calcext:value-type="float">
            <text:p>4.39</text:p>
          </table:table-cell>
          <table:table-cell office:value-type="float" office:value="31.46" calcext:value-type="float">
            <text:p>31.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.11" calcext:value-type="float">
            <text:p>12.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.25" calcext:value-type="float">
            <text:p>31.25</text:p>
          </table:table-cell>
          <table:table-cell office:value-type="float" office:value="34.96" calcext:value-type="float">
            <text:p>34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.18" calcext:value-type="float">
            <text:p>10.1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.04" calcext:value-type="float">
            <text:p>19.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75" calcext:value-type="float">
            <text:p>13.75</text:p>
          </table:table-cell>
          <table:table-cell office:value-type="float" office:value="21.96" calcext:value-type="float">
            <text:p>21.96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.96" calcext:value-type="float">
            <text:p>7.9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5.11" calcext:value-type="float">
            <text:p>45.1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.18" calcext:value-type="float">
            <text:p>48.1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3.89" calcext:value-type="float">
            <text:p>33.8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3.89" calcext:value-type="float">
            <text:p>43.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8.36" calcext:value-type="float">
            <text:p>48.36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07" calcext:value-type="float">
            <text:p>5.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.07" calcext:value-type="float">
            <text:p>10.07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46" calcext:value-type="float">
            <text:p>17.46</text:p>
          </table:table-cell>
          <table:table-cell office:value-type="float" office:value="19.86" calcext:value-type="float">
            <text:p>19.8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6.86" calcext:value-type="float">
            <text:p>56.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32" calcext:value-type="float">
            <text:p>13.32</text:p>
          </table:table-cell>
          <table:table-cell office:value-type="float" office:value="14.64" calcext:value-type="float">
            <text:p>14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3.18" calcext:value-type="float">
            <text:p>33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.39" calcext:value-type="float">
            <text:p>3.39</text:p>
          </table:table-cell>
          <table:table-cell office:value-type="float" office:value="13.39" calcext:value-type="float">
            <text:p>13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2.21" calcext:value-type="float">
            <text:p>42.2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25" calcext:value-type="float">
            <text:p>14.25</text:p>
          </table:table-cell>
          <table:table-cell office:value-type="float" office:value="39.71" calcext:value-type="float">
            <text:p>39.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.61" calcext:value-type="float">
            <text:p>6.6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9" calcext:value-type="float">
            <text:p>1.7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.07" calcext:value-type="float">
            <text:p>6.07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57" calcext:value-type="float">
            <text:p>22.57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39" calcext:value-type="float">
            <text:p>25.39</text:p>
          </table:table-cell>
          <table:table-cell office:value-type="float" office:value="70.54" calcext:value-type="float">
            <text:p>70.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.57" calcext:value-type="float">
            <text:p>65.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.04" calcext:value-type="float">
            <text:p>5.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64" calcext:value-type="float">
            <text:p>12.64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1" calcext:value-type="float">
            <text:p>15.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.36" calcext:value-type="float">
            <text:p>37.3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2.86" calcext:value-type="float">
            <text:p>22.86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0.64" calcext:value-type="float">
            <text:p>20.6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29" calcext:value-type="float">
            <text:p>6.29</text:p>
          </table:table-cell>
          <table:table-cell office:value-type="float" office:value="31.07" calcext:value-type="float">
            <text:p>31.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18" calcext:value-type="float">
            <text:p>27.18</text:p>
          </table:table-cell>
          <table:table-cell office:value-type="float" office:value="47.32" calcext:value-type="float">
            <text:p>47.3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.11" calcext:value-type="float">
            <text:p>9.1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33.39" calcext:value-type="float">
            <text:p>33.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9.86" calcext:value-type="float">
            <text:p>59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64" calcext:value-type="float">
            <text:p>21.64</text:p>
          </table:table-cell>
          <table:table-cell office:value-type="float" office:value="46.14" calcext:value-type="float">
            <text:p>46.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29" calcext:value-type="float">
            <text:p>4.29</text:p>
          </table:table-cell>
          <table:table-cell office:value-type="float" office:value="28.11" calcext:value-type="float">
            <text:p>28.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4.75" calcext:value-type="float">
            <text:p>14.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93" calcext:value-type="float">
            <text:p>20.93</text:p>
          </table:table-cell>
          <table:table-cell office:value-type="float" office:value="37.64" calcext:value-type="float">
            <text:p>37.6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.61" calcext:value-type="float">
            <text:p>34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46" calcext:value-type="float">
            <text:p>6.46</text:p>
          </table:table-cell>
          <table:table-cell office:value-type="float" office:value="62.11" calcext:value-type="float">
            <text:p>62.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3.39" calcext:value-type="float">
            <text:p>33.3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87.04" calcext:value-type="float">
            <text:p>87.0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4" calcext:value-type="float">
            <text:p>68.14</text:p>
          </table:table-cell>
          <table:table-cell office:value-type="float" office:value="78.54" calcext:value-type="float">
            <text:p>78.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.93" calcext:value-type="float">
            <text:p>4.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9.57" calcext:value-type="float">
            <text:p>19.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29" calcext:value-type="float">
            <text:p>28.29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.32" calcext:value-type="float">
            <text:p>23.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64" calcext:value-type="float">
            <text:p>14.64</text:p>
          </table:table-cell>
          <table:table-cell office:value-type="float" office:value="15.79" calcext:value-type="float">
            <text:p>15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61" calcext:value-type="float">
            <text:p>36.61</text:p>
          </table:table-cell>
          <table:table-cell office:value-type="float" office:value="41.18" calcext:value-type="float">
            <text:p>41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.64" calcext:value-type="float">
            <text:p>49.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5.21" calcext:value-type="float">
            <text:p>35.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.54" calcext:value-type="float">
            <text:p>7.54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.29" calcext:value-type="float">
            <text:p>6.29</text:p>
          </table:table-cell>
          <table:table-cell office:value-type="float" office:value="20.86" calcext:value-type="float">
            <text:p>20.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3.11" calcext:value-type="float">
            <text:p>13.1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3.07" calcext:value-type="float">
            <text:p>43.0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.21" calcext:value-type="float">
            <text:p>18.2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3.64" calcext:value-type="float">
            <text:p>33.6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.86" calcext:value-type="float">
            <text:p>13.8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61" calcext:value-type="float">
            <text:p>7.61</text:p>
          </table:table-cell>
          <table:table-cell office:value-type="float" office:value="11.21" calcext:value-type="float">
            <text:p>11.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8.36" calcext:value-type="float">
            <text:p>48.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.04" calcext:value-type="float">
            <text:p>20.04</text:p>
          </table:table-cell>
          <table:table-cell office:value-type="float" office:value="43.32" calcext:value-type="float">
            <text:p>43.3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.89" calcext:value-type="float">
            <text:p>31.8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.82" calcext:value-type="float">
            <text:p>11.8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.29" calcext:value-type="float">
            <text:p>4.29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93" calcext:value-type="float">
            <text:p>14.93</text:p>
          </table:table-cell>
          <table:table-cell office:value-type="float" office:value="36.54" calcext:value-type="float">
            <text:p>36.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71" calcext:value-type="float">
            <text:p>17.71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.96" calcext:value-type="float">
            <text:p>56.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.46" calcext:value-type="float">
            <text:p>21.4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.04" calcext:value-type="float">
            <text:p>6.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6.43" calcext:value-type="float">
            <text:p>36.4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.79" calcext:value-type="float">
            <text:p>40.79</text:p>
          </table:table-cell>
          <table:table-cell office:value-type="float" office:value="49.14" calcext:value-type="float">
            <text:p>49.1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04" calcext:value-type="float">
            <text:p>30.04</text:p>
          </table:table-cell>
          <table:table-cell office:value-type="float" office:value="52.89" calcext:value-type="float">
            <text:p>52.8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.89" calcext:value-type="float">
            <text:p>28.89</text:p>
          </table:table-cell>
          <table:table-cell office:value-type="float" office:value="46.71" calcext:value-type="float">
            <text:p>46.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79" calcext:value-type="float">
            <text:p>24.79</text:p>
          </table:table-cell>
          <table:table-cell office:value-type="float" office:value="37.86" calcext:value-type="float">
            <text:p>37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PingFang SC" svg:font-family="'PingFang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/>
      <number:text>.</number:text>
      <number:month/>
      <number:text>.</number:text>
      <number:year number:style="long"/>
    </number:date-style>
    <number:date-style style:name="N130">
      <number:month/>
      <number:text>.</number:text>
      <number:day/>
      <number:text>.</number:text>
      <number:year/>
    </number:date-style>
    <number:date-style style:name="N131">
      <number:month number:style="long"/>
      <number:text>.</number:text>
      <number:day number:style="long"/>
      <number:text>.</number:text>
      <number:year/>
    </number:date-style>
    <number:date-style style:name="N132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 style:data-style-name="N2" text:time-value="13:19:00.8196811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ilip Kohutek</meta:initial-creator>
    <meta:creation-date>2024-02-24T13:15:05.050532329</meta:creation-date>
    <dc:date>2024-02-24T13:19:55.941113494</dc:date>
    <dc:creator>Filip Kohutek</dc:creator>
    <meta:editing-duration>PT1M46S</meta:editing-duration>
    <meta:editing-cycles>2</meta:editing-cycles>
    <meta:generator>LibreOffice/7.6.2.1$MacOSX_AARCH64 LibreOffice_project/56f7684011345957bbf33a7ee678afaf4d2ba333</meta:generator>
    <meta:document-statistic meta:table-count="1" meta:cell-count="1912" meta:object-count="0"/>
  </office:meta>
</office:document-meta>
</file>